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A00006D2300004D08E4D93A14E3424FD3.wmf" manifest:media-type="image/x-wmf"/>
  <manifest:file-entry manifest:full-path="Pictures/10000000000000B3000000B422A7F8BE6963037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53cm" table:align="left" style:writing-mode="lr-tb"/>
    </style:style>
    <style:style style:name="Tabela1.A" style:family="table-column">
      <style:table-column-properties style:column-width="16.75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 style:writing-mode="lr-tb"/>
    </style:style>
    <style:style style:name="P1" style:family="paragraph" style:parent-style-name="Header">
      <style:paragraph-properties>
        <style:tab-stops>
          <style:tab-stop style:position="15.42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3" style:family="paragraph" style:parent-style-name="Standard">
      <style:paragraph-properties>
        <style:tab-stops>
          <style:tab-stop style:position="2.011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language-asian="pt" style:country-asian="BR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.199cm" fo:margin-bottom="0cm" loext:contextual-spacing="false" fo:line-height="100%" fo:text-align="center" style:justify-single-word="false">
        <style:tab-stops>
          <style:tab-stop style:position="23.627cm"/>
          <style:tab-stop style:position="23.971cm"/>
        </style:tab-stops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bold" style:font-size-asian="8pt" style:language-asian="pt" style:country-asian="BR" style:font-weight-asian="bold" style:font-name-complex="Arial" style:font-size-complex="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style:font-size-asian="10pt" style:language-asian="pt" style:country-asian="BR" style:font-name-complex="Arial" style:font-size-complex="10pt"/>
    </style:style>
    <style:style style:name="P20" style:family="paragraph" style:parent-style-name="Standard">
      <style:paragraph-properties fo:margin-top="0cm" fo:margin-bottom="0.101cm" loext:contextual-spacing="false">
        <style:tab-stops>
          <style:tab-stop style:position="2.011cm"/>
        </style:tab-stops>
      </style:paragraph-properties>
      <style:text-properties style:font-name="Arial" fo:font-size="6pt" fo:font-weight="bold" style:font-name-asian="Arial" style:font-size-asian="6pt" style:font-weight-asian="bold" style:font-name-complex="Arial" style:font-size-complex="6pt"/>
    </style:style>
    <style:style style:name="P21" style:family="paragraph" style:parent-style-name="Quotations">
      <style:paragraph-properties fo:margin-left="0cm" fo:margin-right="-0.116cm" fo:margin-top="0.212cm" fo:margin-bottom="0.212cm" loext:contextual-spacing="false" fo:text-align="justify" style:justify-single-word="false" fo:text-indent="0cm" style:auto-text-indent="false">
        <style:tab-stops>
          <style:tab-stop style:position="8.43cm" style:type="center"/>
          <style:tab-stop style:position="17.503cm" style:type="right"/>
        </style:tab-stops>
      </style:paragraph-properties>
      <style:text-properties style:font-name="Arial" fo:font-size="8pt" style:font-size-asian="8pt" style:language-asian="ar" style:country-asian="SA" style:font-name-complex="Arial" style:font-size-complex="8pt"/>
    </style:style>
    <style:style style:name="P22" style:family="paragraph" style:parent-style-name="Standard" style:master-page-name="Standard">
      <style:paragraph-properties fo:margin-top="0cm" fo:margin-bottom="0.199cm" loext:contextual-spacing="false" style:page-number="auto">
        <style:tab-stops>
          <style:tab-stop style:position="2.011cm"/>
        </style:tab-stops>
      </style:paragraph-properties>
      <style:text-properties fo:font-weight="bold" style:font-weight-asian="bold"/>
    </style:style>
    <style:style style:name="P2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Calibri" style:font-size-asian="10pt" style:font-name-complex="Calibri" style:font-size-complex="10pt"/>
    </style:style>
    <style:style style:name="T3" style:family="text">
      <style:text-properties style:font-name="Arial" fo:font-size="12pt" style:font-name-asian="Arial" style:font-size-asian="12pt" style:font-name-complex="Arial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3" draw:style-name="gr1" draw:text-style-name="P23" svg:x1="0cm" svg:y1="14.85cm" svg:x2="0.701cm" svg:y2="14.85cm">
        <text:p/>
      </draw:line>
      <text:p text:style-name="P22"><text:span text:style-name="T2"><text:s text:c="73"/></text:span><text:span text:style-name="T3"><text:s text:c="65"/></text:span></text:p>
      <text:p text:style-name="P20"><text:s text:c="183"/></text:p>
      <text:p text:style-name="P16"/>
      <text:p text:style-name="P15"/>
      <text:p text:style-name="P6">TERMO DE RENÚNCIA DE BENEFÍCIO EM MANUTENÇÃO PARA ACESSAR OUTRO BENEFÍCIO MAIS VANTAJOSO</text:p>
      <text:p text:style-name="P3"/>
      <text:p text:style-name="P3"/>
      <text:p text:style-name="P5">Nome do Beneficiário<text:span text:style-name="T1">: ______________________________________________________________ </text:span></text:p>
      <text:p text:style-name="P5">CPF<text:span text:style-name="T1">:____________________</text:span></text:p>
      <text:p text:style-name="P8"/>
      <text:p text:style-name="P9"><text:tab/>Renuncio ao benefício, espécie ________, NB ____________________, visando à obtenção de outro benefício mais vantajoso.</text:p>
      <text:p text:style-name="P9"/>
      <text:p text:style-name="P1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">Pelo presente,  declaro, ainda, serem  completas  e  verdadeiras as informações  acima  expostas, estando ciente das penalidades previstas nos artigos 171 e 299 do Código Penal Brasileiro. </text:p>
          </table:table-cell>
        </table:table-row>
      </table:table>
      <text:p text:style-name="P13"/>
      <text:p text:style-name="P9"/>
      <text:p text:style-name="P10">Local:____________________________________________________________ Data:____/_____/_____</text:p>
      <text:p text:style-name="P9"/>
      <text:p text:style-name="P9"/>
      <text:p text:style-name="P18">_______________________________________________________</text:p>
      <text:p text:style-name="P17">(ASSINATURA DO BENEFICIÁRIO/REPRESENTANTE LEGAL)</text:p>
      <text:p text:style-name="P7"/>
      <text:p text:style-name="P7"/>
      <text:p text:style-name="P12">Esclarecimentos:</text:p>
      <text:p text:style-name="P21">Ao requerente do BPC, titular de benefício previdenciário, é facultada a renúncia e opção pelo benefício mais vantajoso para si ou para integrante do grupo familiar, exceto nos casos de aposentadoria por idade, por tempo de contribuição e especia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line-height="100%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Absatz-Standardschriftart" style:family="text"/>
    <style:style style:name="WW8Num1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/>
    </style:style>
    <style:style style:name="Fonte_20_parág._20_padrão1" style:display-name="Fonte parág. padrão1" style:family="text"/>
    <style:style style:name="Cabeçalho_20_Char" style:display-name="Cabeçalho Char" style:family="text">
      <style:text-properties style:font-name="Calibri" fo:font-family="Calibri" style:font-family-generic="swiss" style:font-pitch="variable" fo:font-size="11pt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Rodapé_20_Char" style:display-name="Rodapé Char" style:family="text">
      <style:text-properties style:font-name="Calibri" fo:font-family="Calibri" style:font-family-generic="swiss" style:font-pitch="variable" fo:font-size="11pt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5.423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MP3" style:family="paragraph" style:parent-style-name="Standard">
      <style:paragraph-properties fo:margin-top="0.199cm" fo:margin-bottom="0cm" loext:contextual-spacing="false" fo:line-height="100%" fo:text-align="center" style:justify-single-word="false">
        <style:tab-stops>
          <style:tab-stop style:position="23.627cm"/>
          <style:tab-stop style:position="23.971cm"/>
        </style:tab-stops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MP4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pt" fo:font-weight="bold" style:font-size-asian="8pt" style:language-asian="pt" style:country-asian="BR" style:font-weight-asian="bold" style:font-name-complex="Arial" style:font-size-complex="8pt" style:font-weight-complex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M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2.501cm" fo:margin-right="1.74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748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0.206cm" svg:y="-0.323cm" svg:width="4.553cm" svg:height="2.201cm" draw:z-index="0"><draw:image xlink:href="Pictures/2000000A00006D2300004D08E4D93A14E3424FD3.wmf" xlink:type="simple" xlink:show="embed" xlink:actuate="onLoad"/></draw:frame><draw:frame draw:style-name="Mfr2" draw:name="Quadro1" text:anchor-type="char" svg:x="9.407cm" svg:y="-0.457cm" svg:width="7.484cm" svg:height="2.732cm" draw:z-index="1"><draw:text-box><text:p text:style-name="MP2"><draw:frame draw:style-name="Mfr3" draw:name="figuras1" text:anchor-type="as-char" svg:width="2.103cm" svg:height="1.566cm" draw:z-index="2"><draw:image xlink:href="Pictures/10000000000000B3000000B422A7F8BE69630375.jpg" xlink:type="simple" xlink:show="embed" xlink:actuate="onLoad"/></draw:frame></text:p><text:p text:style-name="MP3">MINISTÉRIO DO DESENVOLVIMENTO SOCIAL E COMBATE A FOME</text:p><text:p text:style-name="MP4">SECRETARIA NACIONAL DE ASSISTÊNCIA SOCIAL</text:p></draw:text-box></draw:frame><text:tab/></text:p>
        <text:p text:style-name="MP1"/>
        <text:p text:style-name="MP1"/>
        <text:p text:style-name="MP5">ANEXO II</text:p>
        <text:p text:style-name="MP6">PORTARIA CONJUNTA MDS/MPS/INSS Nº 2, DE 19 DE SETEMBRO DE 2014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PC</dc:title>
    <meta:initial-creator>Marinete</meta:initial-creator>
    <meta:creation-date>2015-05-26T14:20:00</meta:creation-date>
    <dc:creator>Douglas Rodrigues de Almeida</dc:creator>
    <dc:date>2016-07-26T21:36:28.829000000</dc:date>
    <meta:print-date>2015-05-14T10:33:00</meta:print-date>
    <meta:editing-cycles>3</meta:editing-cycles>
    <meta:editing-duration>P2171DT9H32M14S</meta:editing-duration>
    <meta:generator>LibreOffice/5.1.0.3$Windows_X86_64 LibreOffice_project/5e3e00a007d9b3b6efb6797a8b8e57b51ab1f737</meta:generator>
    <meta:document-statistic meta:table-count="1" meta:image-count="2" meta:object-count="0" meta:page-count="1" meta:paragraph-count="18" meta:word-count="132" meta:character-count="1449" meta:non-whitespace-character-count="998"/>
    <meta:user-defined meta:name="Versão">1.0</meta:user-defined>
  </office:meta>
</office:document-meta>
</file>